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587" officeooo:paragraph-rsid="000de587"/>
    </style:style>
    <style:style style:name="P2" style:family="paragraph" style:parent-style-name="Standard">
      <style:text-properties officeooo:rsid="000edefa" officeooo:paragraph-rsid="000edefa"/>
    </style:style>
    <style:style style:name="P3" style:family="paragraph" style:parent-style-name="Standard">
      <style:text-properties officeooo:rsid="00117ee4" officeooo:paragraph-rsid="00117ee4"/>
    </style:style>
    <style:style style:name="P4" style:family="paragraph" style:parent-style-name="Standard">
      <style:text-properties officeooo:rsid="0011f0e5" officeooo:paragraph-rsid="0011f0e5"/>
    </style:style>
    <style:style style:name="P5" style:family="paragraph" style:parent-style-name="Standard">
      <style:text-properties officeooo:rsid="0011f0e5" officeooo:paragraph-rsid="0011f0e5" fo:background-color="transparent"/>
    </style:style>
    <style:style style:name="P6" style:family="paragraph" style:parent-style-name="Standard">
      <style:text-properties officeooo:rsid="0014d8f3" officeooo:paragraph-rsid="0014d8f3" fo:background-color="transparent"/>
    </style:style>
    <style:style style:name="P7" style:family="paragraph" style:parent-style-name="Standard">
      <style:text-properties officeooo:rsid="0014d8f3" officeooo:paragraph-rsid="0014d8f3" fo:background-color="transparent"/>
    </style:style>
    <style:style style:name="P8" style:family="paragraph" style:parent-style-name="Standard">
      <style:text-properties officeooo:rsid="00180f71" officeooo:paragraph-rsid="00180f71" fo:background-color="transparent"/>
    </style:style>
    <style:style style:name="P9" style:family="paragraph" style:parent-style-name="Standard">
      <style:text-properties officeooo:rsid="0018d8b6" officeooo:paragraph-rsid="0018d8b6" fo:background-color="transparent"/>
    </style:style>
    <style:style style:name="P10" style:family="paragraph" style:parent-style-name="Standard">
      <style:text-properties officeooo:rsid="001a1da3" officeooo:paragraph-rsid="001a1da3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991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场景模板</text:p>
      <text:p text:style-name="P1"/>
      <text:p text:style-name="P2">1.<text:tab/><text:span text:style-name="T1">添加header，footer</text:span></text:p>
      <text:p text:style-name="P2">2.<text:tab/><text:span text:style-name="T1">设置渲染器antialias为true，alpha 为 true</text:span></text:p>
      <text:p text:style-name="P2">3.<text:tab/>合并canvas_camera_orthographic2.html</text:p>
      <text:p text:style-name="P2">4.<text:tab/><text:span text:style-name="T1">添加trackball controler</text:span></text:p>
      <text:p text:style-name="P3">5.<text:tab/><text:span text:style-name="T1">合并webgl_materials_lightmap.html</text:span></text:p>
      <text:p text:style-name="P4">6.<text:tab/><text:span text:style-name="T1">合并webgl_lights_hemisphere.html</text:span></text:p>
      <text:p text:style-name="P4">7.<text:tab/><text:span text:style-name="T1">合并webgl_geometry_large_mesh.html</text:span></text:p>
      <text:p text:style-name="P4"/>
      <text:p text:style-name="P5">家居布置</text:p>
      <text:p text:style-name="P5"/>
      <text:p text:style-name="P6">1.<text:tab/><text:span text:style-name="T1">添加选择家具面板</text:span></text:p>
      <text:p text:style-name="P6">2.<text:tab/>获得家具的外部边界，红色，30%透明</text:p>
      <text:p text:style-name="P6">3.<text:tab/>获得鼠标位置，在鼠标所在位置绘制家具以及边框。</text:p>
      <text:p text:style-name="P6">4.<text:tab/>获得与鼠标相交的墙，地面，并高亮相交的面，并判断与家具的边界是否相交，如果相交，将墙面设置<text:tab/>为莹绿30%透明</text:p>
      <text:p text:style-name="P6">5.<text:tab/>放置家具。</text:p>
      <text:p text:style-name="P8">6.<text:tab/>添加变换控制。</text:p>
      <text:p text:style-name="P9">7.<text:tab/>合并webgl_interactive_voxelpainter.html</text:p>
      <text:p text:style-name="P10">8.<text:tab/>设置状态管理器，共有视图操作，放置，变换三种状态，放置与视图操作，变换操作互斥。视图操作与<text:tab/>变换操作共存，默认为视图操作，单击变换按钮，中断放置状态，打开变换状态，按esc键取消当前状<text:tab/>态回到视图操作状态，按放置命令，中断变换状态，打开放置状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5:34:53.066174409</meta:creation-date>
    <dc:date>2015-03-13T13:32:48.300034037</dc:date>
    <meta:editing-duration>PT4H49M47S</meta:editing-duration>
    <meta:editing-cycles>15</meta:editing-cycles>
    <meta:generator>LibreOffice/4.3.3.2$Linux_X86_64 LibreOffice_project/430m0$Build-2</meta:generator>
    <meta:document-statistic meta:table-count="0" meta:image-count="0" meta:object-count="0" meta:page-count="1" meta:paragraph-count="17" meta:word-count="287" meta:character-count="522" meta:non-whitespace-character-count="501"/>
  </office:meta>
</office:document-meta>
</file>